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E000001FCF6EDF6BC84B96393.png" manifest:media-type="image/png"/>
  <manifest:file-entry manifest:full-path="Pictures/10000000000001730000017DF8CDC17EA5D954FD.png" manifest:media-type="image/png"/>
  <manifest:file-entry manifest:full-path="Pictures/1000000000000174000002050A0B8624E43F26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Age" svg:font-family="'Space Age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27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4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fo:font-size="20pt" style:text-underline-style="none" fo:font-weight="normal" style:font-size-asian="20pt" style:font-weight-asian="normal" style:font-size-complex="20pt" style:font-weight-complex="normal"/>
    </style:style>
    <style:style style:name="T1" style:family="text">
      <style:text-properties fo:color="#ffffff" loext:opacity="100%" style:font-name="Space Age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2" style:family="text">
      <style:text-properties fo:color="#ffffff" loext:opacity="100%" style:font-name="Space Ag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034cm" svg:height="19.334cm" svg:x="1cm" svg:y="1cm">
          <draw:image xlink:href="Pictures/100000000000035E000001FCF6EDF6BC84B96393.png" xlink:type="simple" xlink:show="embed" xlink:actuate="onLoad" draw:mime-type="image/png">
            <text:p/>
          </draw:image>
        </draw:frame>
        <draw:frame draw:style-name="gr2" draw:text-style-name="P2" draw:layer="layout" svg:width="22.25cm" svg:height="2.522cm" svg:x="1cm" svg:y="1cm">
          <draw:text-box>
            <text:p><text:span text:style-name="T1">ARCADE CABINET</text:span></text:p>
          </draw:text-box>
        </draw:frame>
        <draw:frame draw:style-name="gr3" draw:text-style-name="P3" draw:layer="layout" svg:width="8.576cm" svg:height="0.924cm" svg:x="1.187cm" svg:y="3.248cm">
          <draw:text-box>
            <text:p><text:span text:style-name="T2">Handgefertigt</text:span></text:p>
          </draw:text-box>
        </draw:frame>
        <draw:frame draw:style-name="gr1" draw:text-style-name="P1" draw:layer="layout" svg:width="8.49cm" svg:height="11.799cm" svg:x="2.065cm" svg:y="5.462cm">
          <draw:image xlink:href="Pictures/1000000000000174000002050A0B8624E43F268F.png" xlink:type="simple" xlink:show="embed" xlink:actuate="onLoad" draw:mime-type="image/png">
            <text:p/>
          </draw:image>
        </draw:frame>
        <draw:frame draw:style-name="gr3" draw:text-style-name="P3" draw:layer="layout" svg:width="4.662cm" svg:height="0.924cm" svg:x="4.724cm" svg:y="4.001cm">
          <draw:text-box>
            <text:p><text:span text:style-name="T2">CHF 500</text:span></text:p>
          </draw:text-box>
        </draw:frame>
        <draw:frame draw:style-name="gr1" draw:text-style-name="P1" draw:layer="layout" svg:width="7.701cm" svg:height="7.909cm" svg:x="13.362cm" svg:y="7.548cm">
          <draw:image xlink:href="Pictures/10000000000001730000017DF8CDC17EA5D954FD.png" xlink:type="simple" xlink:show="embed" xlink:actuate="onLoad" draw:mime-type="image/png">
            <text:p/>
          </draw:image>
        </draw:frame>
        <draw:frame draw:style-name="gr4" draw:text-style-name="P3" draw:layer="layout" svg:width="7.669cm" svg:height="1.597cm" svg:x="13.302cm" svg:y="15.559cm">
          <draw:text-box>
            <text:p><text:span text:style-name="T2">WeB PAg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pace Age" svg:font-family="'Space Age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gradient" draw:fill-color="#729fcf" draw:fill-gradient-name="Pastel_20_Bouquet" draw:gradient-step-count="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9T12:00:14.130000000</meta:creation-date>
    <dc:date>2022-11-29T15:34:34.549000000</dc:date>
    <meta:editing-duration>PT16M54S</meta:editing-duration>
    <meta:editing-cycles>3</meta:editing-cycles>
    <meta:generator>LibreOffice/7.2.0.4$Windows_X86_64 LibreOffice_project/9a9c6381e3f7a62afc1329bd359cc48accb6435b</meta:generator>
    <meta:document-statistic meta:object-count="7"/>
  </office:meta>
</office:document-meta>
</file>